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0a7ec9" officeooo:paragraph-rsid="000a7ec9"/>
    </style:style>
    <style:style style:name="P3" style:family="paragraph" style:parent-style-name="Standard">
      <style:text-properties fo:font-size="15pt" officeooo:rsid="000a7ec9" officeooo:paragraph-rsid="000a7ec9" style:font-size-asian="15pt" style:font-size-complex="15pt"/>
    </style:style>
    <style:style style:name="P4" style:family="paragraph" style:parent-style-name="Standard" style:list-style-name="L1">
      <style:text-properties fo:font-size="15pt" officeooo:rsid="000a7ec9" officeooo:paragraph-rsid="000a7ec9" style:font-size-asian="15pt" style:font-size-complex="15pt"/>
    </style:style>
    <style:style style:name="P5" style:family="paragraph" style:parent-style-name="Standard" style:list-style-name="L1">
      <style:text-properties fo:font-size="15pt" officeooo:rsid="000c1fc7" officeooo:paragraph-rsid="000c1fc7" style:font-size-asian="15pt" style:font-size-complex="15pt"/>
    </style:style>
    <style:style style:name="P6" style:family="paragraph" style:parent-style-name="Standard" style:list-style-name="L1">
      <style:text-properties fo:font-size="15pt" fo:font-weight="normal" officeooo:rsid="000c1fc7" officeooo:paragraph-rsid="000c1fc7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fo:font-size="15pt" fo:font-weight="normal" officeooo:rsid="000ce80e" officeooo:paragraph-rsid="000ce80e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text-properties fo:font-size="15pt" fo:font-weight="normal" officeooo:paragraph-rsid="000ce80e"/>
    </style:style>
    <style:style style:name="P9" style:family="paragraph" style:parent-style-name="Standard" style:list-style-name="L1">
      <style:text-properties fo:font-size="15pt" fo:font-weight="normal" officeooo:rsid="000ce80e" officeooo:paragraph-rsid="000ce80e"/>
    </style:style>
    <style:style style:name="P10" style:family="paragraph" style:parent-style-name="Standard" style:list-style-name="L1">
      <style:text-properties fo:font-variant="normal" fo:text-transform="none" fo:color="#374151" loext:opacity="100%" style:font-name="S hne" fo:font-size="12pt" fo:letter-spacing="normal" fo:font-style="normal" fo:font-weight="normal" officeooo:rsid="000ce80e" officeooo:paragraph-rsid="000ce80e"/>
    </style:style>
    <style:style style:name="P11" style:family="paragraph" style:parent-style-name="Standard" style:list-style-name="L1">
      <style:text-properties fo:font-variant="normal" fo:text-transform="none" fo:color="#374151" loext:opacity="100%" style:font-name="S hne" fo:font-size="15pt" fo:letter-spacing="normal" fo:font-style="normal" fo:font-weight="normal" officeooo:rsid="000ce80e" officeooo:paragraph-rsid="000ce80e" style:font-size-asian="15pt" style:font-size-complex="15pt"/>
    </style:style>
    <style:style style:name="P12" style:family="paragraph" style:parent-style-name="Standard" style:list-style-name="L1">
      <style:text-properties fo:font-variant="normal" fo:text-transform="none" fo:color="#374151" loext:opacity="100%" style:font-name="Liberation Serif" fo:font-size="15pt" fo:letter-spacing="normal" fo:font-style="normal" fo:font-weight="normal" officeooo:rsid="000ce8b2" officeooo:paragraph-rsid="000ce8b2" style:font-size-asian="15pt" style:font-size-complex="15pt"/>
    </style:style>
    <style:style style:name="P13" style:family="paragraph" style:parent-style-name="Standard" style:list-style-name="L1">
      <style:text-properties fo:font-variant="normal" fo:text-transform="none" fo:color="#374151" loext:opacity="100%" style:font-name="Liberation Serif" fo:font-size="15pt" fo:letter-spacing="normal" fo:font-style="normal" fo:font-weight="normal" officeooo:rsid="000c1fc7" officeooo:paragraph-rsid="000ce8b2" style:font-size-asian="15pt" style:font-size-complex="15pt"/>
    </style:style>
    <style:style style:name="P14" style:family="paragraph" style:parent-style-name="Standard" style:list-style-name="L1">
      <style:text-properties style:font-name="Liberation Serif" fo:font-size="15pt" fo:font-weight="normal" officeooo:rsid="000c1fc7" officeooo:paragraph-rsid="000c1fc7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text-properties style:font-name="Liberation Serif" fo:font-size="15pt" fo:font-weight="normal" officeooo:rsid="000ce80e" officeooo:paragraph-rsid="000ce8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8b2" style:font-weight-asian="bold" style:font-weight-complex="bold"/>
    </style:style>
    <style:style style:name="T3" style:family="text">
      <style:text-properties fo:font-size="16pt" fo:font-weight="bold" officeooo:rsid="000a7ec9" style:font-size-asian="14pt" style:font-weight-asian="bold" style:font-size-complex="16pt" style:font-weight-complex="bold"/>
    </style:style>
    <style:style style:name="T4" style:family="text">
      <style:text-properties fo:font-size="22pt" fo:font-weight="bold" officeooo:rsid="000a7ec9" style:font-size-asian="22pt" style:font-weight-asian="bold" style:font-size-complex="2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1fc7" style:font-weight-asian="normal" style:font-weight-complex="normal"/>
    </style:style>
    <style:style style:name="T7" style:family="text">
      <style:text-properties officeooo:rsid="000ce80e"/>
    </style:style>
    <style:style style:name="T8" style:family="text">
      <style:text-properties fo:font-variant="normal" fo:text-transform="none" fo:color="#374151" loext:opacity="100%" style:font-name="Liberation Serif" fo:letter-spacing="normal" fo:font-style="normal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374151" loext:opacity="100%" style:font-name="Liberation Serif" fo:letter-spacing="normal" fo:font-style="normal" officeooo:rsid="000ce80e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fo:color="#374151" loext:opacity="100%" fo:letter-spacing="normal" fo:font-style="normal" style:font-size-asian="15pt" style:font-weight-asian="normal" style:font-size-complex="15pt" style:font-weight-complex="normal"/>
    </style:style>
    <style:style style:name="T11" style:family="text">
      <style:text-properties officeooo:rsid="000ce80e" style:font-size-asian="15pt" style:font-weight-asian="normal" style:font-size-complex="15pt" style:font-weight-complex="normal"/>
    </style:style>
    <style:style style:name="T12" style:family="text">
      <style:text-properties style:font-size-asian="13.1000003814697pt"/>
    </style:style>
    <style:style style:name="T13" style:family="text">
      <style:text-properties officeooo:rsid="000ce8b2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Assignment – 3</text:span></text:p>
      <text:p text:style-name="P2"><text:span text:style-name="T3"/></text:p>
      <text:p text:style-name="P3"><text:span text:style-name="T5">Problem No</text:span><text:span text:style-name="T1">: <text:s/></text:span><text:span text:style-name="T5">1</text:span></text:p>
      <text:p text:style-name="P3"><text:span text:style-name="T5">Group No</text:span><text:span text:style-name="T1"> : </text:span><text:span text:style-name="T5">14</text:span></text:p>
      <text:p text:style-name="P3"><text:span text:style-name="T5">Group Members:</text:span></text:p>
      <text:p text:style-name="P3"><text:span text:style-name="T5"><text:tab/><text:tab/><text:tab/>1)Pasupulety Chethan Krishna Venkat(21CS30036)</text:span></text:p>
      <text:p text:style-name="P3"><text:span text:style-name="T5"><text:tab/><text:tab/><text:tab/>2)Gummadi Vikhyath (21CS10028)</text:span></text:p>
      <text:p text:style-name="P3"><text:span text:style-name="T5"/></text:p>
      <text:p text:style-name="P3"><text:span text:style-name="T5">Algorithm:</text:span></text:p>
      <text:p text:style-name="P3"><text:span text:style-name="T5"/></text:p>
      <text:list xml:id="list3107051656" text:style-name="L1">
        <text:list-item>
          <text:p text:style-name="P4"><text:span text:style-name="T5">If the size of the array is 1 , then the max circular subarray sum is the Max_sum = arr[0];</text:span></text:p>
          <text:p text:style-name="P4"><text:span text:style-name="T5"/></text:p>
        </text:list-item>
        <text:list-item>
          <text:p text:style-name="P4"><text:span text:style-name="T5">To find the max circular subarray , we have 2 situations it can be sum of the all the elements from i to j where both </text:span><text:span text:style-name="T6">(</text:span><text:span text:style-name="T5">i,j</text:span><text:span text:style-name="T6">)</text:span><text:span text:style-name="T5">&lt;n &amp; i&lt;j; i.e (i,i+1,......j-1,j) or we can have the sum of elements from the indices (0 to i) and (j to n-1)</text:span></text:p>
          <text:p text:style-name="P4"><text:span text:style-name="T5"/></text:p>
        </text:list-item>
        <text:list-item>
          <text:p text:style-name="P4"><text:span text:style-name="T5">Here we can observe that </text:span><text:span text:style-name="T6">in any case , we can find that the max circualr subarray sum or min circular subarray sum or both can be found by taking the sum of all indices along the way from i to j.</text:span></text:p>
          <text:p text:style-name="P4"><text:span text:style-name="T6"/></text:p>
        </text:list-item>
        <text:list-item>
          <text:p text:style-name="P5"><text:span text:style-name="T5">Hence the idea we are using to solve this problem is to find the max subarray sum and min subarray sum for the given array . After finding the max subarray sum and min subarray sum , To get the final Answer we use the below condition.</text:span></text:p>
          <text:p text:style-name="P5"><text:span text:style-name="T5"/></text:p>
        </text:list-item>
        <text:list-item>
          <text:p text:style-name="P5"><text:span text:style-name="T5"><text:s/></text:span><text:span text:style-name="T1">Ans = max(max_subarray_sum , total_sum – min_subarray_sum)</text:span></text:p>
          <text:p text:style-name="P5"><text:span text:style-name="T1"/></text:p>
        </text:list-item>
        <text:list-item>
          <text:p text:style-name="P6">To get the max subarray sum and min subarray sum , we are keeping track of some variables which store current_max_<text:span text:style-name="T7">endi</text:span> , maximum_so_far , current_min_<text:span text:style-name="T7">endi</text:span>, minimum_so_far.</text:p>
          <text:p text:style-name="P7"/>
        </text:list-item>
        <text:list-item>
          <text:p text:style-name="P8"><text:span text:style-name="T11">Current_max_endi: This variable keeps track of the maximum sum of a subarray ending at the current index. It’s initially set to the value of the first element in the array.</text:span></text:p>
          <text:p text:style-name="P8"><text:span text:style-name="T11"/></text:p>
        </text:list-item>
        <text:list-item>
          <text:p text:style-name="P8"><text:span text:style-name="T9">Maximum_so_far : </text:span><text:span text:style-name="T8">This variable keeps track of the maximum subarray sum encountered so far. It's also initially set to the value of the first element in the array.</text:span></text:p>
        </text:list-item>
        <text:list-item>
          <text:p text:style-name="P9"><text:soft-page-break/><text:span text:style-name="T8">Current_min_endi:This variable keeps track of the minimum sum of a subarray ending at the current index. It’s initially set to the value of the first element in the array.</text:span></text:p>
          <text:p text:style-name="P9"><text:span text:style-name="T8"/></text:p>
        </text:list-item>
        <text:list-item>
          <text:p text:style-name="P15"><text:span text:style-name="T10">Minimum_so_far : This variable keeps track of the minimum subarray sum encountered so far. It's also initially set to the value of the first element in the array.</text:span></text:p>
          <text:p text:style-name="P9"><text:span text:style-name="T8"/></text:p>
        </text:list-item>
        <text:list-item>
          <text:p text:style-name="P11">Iterate through the array starting from the second element (index 1).</text:p>
          <text:p text:style-name="P11"/>
        </text:list-item>
        <text:list-item>
          <text:p text:style-name="P12">Now we caluclate a new current_max_endi by choosing the maximum of the current element and the sum of the previous current_max_endi <text:s/>plus the current element. This step determines whether to start a new subarray or extend the current one . The algorithm updates Current_max_endi and caluclates new Maximum_so_far by taking hte maximum of the current Max_so_far value and the updated Current_max_endi .After iterating through the entire array , Maximum_so_far holds the maximum subarray sum, achieved by efficiently cosidering various subarray possibilities.</text:p>
          <text:p text:style-name="P12"/>
        </text:list-item>
        <text:list-item>
          <text:p text:style-name="P12">Now we repeat the same process for finding the min subarray sum.</text:p>
          <text:p text:style-name="P12"/>
        </text:list-item>
        <text:list-item>
          <text:p text:style-name="P12">We need to note that there exist a corner case , if we take the case in which all the elements of the array are negative then we need to print the maximum of the subarray.</text:p>
          <text:p text:style-name="P12"/>
        </text:list-item>
        <text:list-item>
          <text:p text:style-name="P12">We will be checking if the Minimum_so_far equals to Total sum then we need to return the Maximum_so_far . </text:p>
          <text:p text:style-name="P12"/>
        </text:list-item>
        <text:list-item>
          <text:p text:style-name="P13"><text:span text:style-name="T13">Now using this eq we can get the final answer ,</text:span></text:p>
        </text:list-item>
        <text:list-item>
          <text:p text:style-name="P13"><text:span text:style-name="T1">Ans = max(max_subarray_sum , total_sum – min_subarray_sum)</text:span></text:p>
          <text:p text:style-name="P12"/>
        </text:list-item>
        <text:list-item>
          <text:p text:style-name="P12">The overall time complexity of the problem is O(n<text:span text:style-name="T12">).</text:span></text:p>
          <text:p text:style-name="P10"/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39:21.995710456</meta:creation-date>
    <dc:date>2023-08-14T17:20:54.478906533</dc:date>
    <meta:editing-duration>PT1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544" meta:character-count="2958" meta:non-whitespace-character-count="2457"/>
  </office:meta>
</office:document-meta>
</file>